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17"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3" style:family="graphic" style:parent-style-name="standard">
      <style:graphic-properties draw:stroke="solid" svg:stroke-color="#000000" draw:fill="none" draw:fill-color="#ffffff" draw:textarea-horizontal-align="left" fo:min-height="1.115cm" fo:padding-top="0.102cm" fo:padding-bottom="0.102cm" fo:padding-left="0.102cm" fo:padding-right="0.102cm"/>
    </style:style>
    <style:style style:name="gr24" style:family="graphic" style:parent-style-name="standard">
      <style:graphic-properties draw:stroke="solid" svg:stroke-color="#000000" draw:fill="none" draw:fill-color="#ffffff" draw:textarea-horizontal-align="left" fo:min-height="1.231cm" fo:padding-top="0.102cm" fo:padding-bottom="0.102cm" fo:padding-left="0.102cm" fo:padding-right="0.102cm"/>
    </style:style>
    <style:style style:name="gr25" style:family="graphic" style:parent-style-name="standard">
      <style:graphic-properties draw:stroke="solid" svg:stroke-color="#000000" draw:fill="none" draw:fill-color="#ffffff" draw:textarea-horizontal-align="left" fo:min-height="0.468cm" fo:padding-top="0.102cm" fo:padding-bottom="0.102cm" fo:padding-left="0.102cm" fo:padding-right="0.102cm"/>
    </style:style>
    <style:style style:name="gr26" style:family="graphic" style:parent-style-name="standard">
      <style:graphic-properties draw:fill="solid" draw:fill-color="#99ccff" draw:textarea-horizontal-align="left" draw:textarea-vertical-align="top"/>
    </style:style>
    <style:style style:name="gr27" style:family="graphic" style:parent-style-name="standard">
      <style:graphic-properties draw:fill="solid" draw:fill-color="#0099ff" draw:textarea-horizontal-align="center" draw:textarea-vertical-align="middle"/>
    </style:style>
    <style:style style:name="gr28" style:family="graphic" style:parent-style-name="standard">
      <style:graphic-properties draw:fill="solid" draw:fill-color="#0099ff" draw:textarea-horizontal-align="center" draw:textarea-vertical-align="middle"/>
    </style:style>
    <style:style style:name="gr29"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fo:text-align="end"/>
    </style:style>
    <style:style style:name="P17" style:family="paragraph">
      <style:paragraph-properties fo:text-align="end"/>
      <style:text-properties fo:font-size="14pt" style:font-size-asian="14pt" style:font-size-complex="14pt"/>
    </style:style>
    <style:style style:name="P18" style:family="paragraph">
      <style:paragraph-properties>
        <style:tab-stops>
          <style:tab-stop style:position="1.058cm"/>
        </style:tab-stops>
      </style:paragraph-properties>
    </style:style>
    <style:style style:name="P1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0" style:family="paragraph">
      <style:paragraph-properties fo:text-align="center"/>
      <style:text-properties fo:color="#b3b3b3" fo:font-size="8pt" style:font-size-asian="8pt" style:font-size-complex="8pt"/>
    </style:style>
    <style:style style:name="P21" style:family="paragraph">
      <style:paragraph-properties fo:text-align="start"/>
      <style:text-properties fo:font-size="18pt"/>
    </style:style>
    <style:style style:name="P22" style:family="paragraph">
      <style:paragraph-properties fo:text-align="start"/>
      <style:text-properties fo:font-size="12pt"/>
    </style:style>
    <style:style style:name="P23" style:family="paragraph">
      <style:paragraph-properties fo:text-align="center"/>
      <style:text-properties fo:font-size="12pt"/>
    </style:style>
    <style:style style:name="P24" style:family="paragraph">
      <style:paragraph-properties fo:text-align="start"/>
      <style:text-properties fo:font-size="10pt"/>
    </style:style>
    <style:style style:name="P25" style:family="paragraph">
      <style:paragraph-properties fo:text-align="center"/>
      <style:text-properties fo:font-size="8pt"/>
    </style:style>
    <style:style style:name="P26" style:family="paragraph">
      <style:paragraph-properties fo:text-align="center"/>
      <style:text-properties fo:font-size="9pt"/>
    </style:style>
    <style:style style:name="P27" style:family="paragraph">
      <style:text-properties fo:font-size="8pt"/>
    </style:style>
    <style:style style:name="P28" style:family="paragraph">
      <style:paragraph-properties fo:margin-left="0cm" fo:margin-right="0cm" fo:text-indent="0cm" style:writing-mode="lr-tb">
        <style:tab-stops/>
      </style:paragraph-properties>
      <style:text-properties fo:font-size="24pt"/>
    </style:style>
    <style:style style:name="P29" style:family="paragraph">
      <style:text-properties fo:font-size="6pt"/>
    </style:style>
    <style:style style:name="P30" style:family="paragraph">
      <style:paragraph-properties fo:text-align="end"/>
      <style:text-properties fo:font-size="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family="Tahoma" style:font-family-generic="swiss" style:font-pitch="variable" fo:font-size="9pt" fo:font-weight="bold" style:font-size-asian="9pt" style:font-weight-asian="bold" style:font-size-complex="9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4c4c4c" fo:font-size="8pt" fo:font-weight="bold" style:font-size-asian="8pt" style:font-weight-asian="bold" style:font-size-complex="8pt" style:font-weight-complex="bold"/>
    </style:style>
    <style:style style:name="T15" style:family="text">
      <style:text-properties fo:font-family="Tahoma" style:font-family-generic="swiss" style:font-pitch="variable"/>
    </style:style>
    <style:style style:name="T16" style:family="text">
      <style:text-properties fo:color="#b3b3b3" fo:font-size="8pt" style:font-size-asian="8pt" style:font-size-complex="8pt"/>
    </style:style>
    <style:style style:name="T17" style:family="text">
      <style:text-properties style:use-window-font-color="true" fo:font-size="12pt" style:font-size-asian="12pt" style:font-size-complex="12pt"/>
    </style:style>
    <style:style style:name="T18" style:family="text">
      <style:text-properties fo:font-size="24pt"/>
    </style:style>
    <style:style style:name="T19" style:family="text">
      <style:text-properties fo:color="#0000ff"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7</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7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5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text:span><text:span text:style-name="T12">I1</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M1</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M1</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B1</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3">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rect draw:style-name="gr2" draw:text-style-name="P15" xml:id="id26" draw:id="id26" draw:layer="layout" svg:width="3.255cm" svg:height="0.5cm" svg:x="8.665cm" svg:y="12.9cm">
          <text:p text:style-name="P3"><text:span text:style-name="T11">Code Table - M1</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S1</text:span></text:p>
        </draw:rect>
        <draw:frame draw:style-name="gr17"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4">Error</text:span><text:span text:style-name="T5"> - reject the entire message</text:span></text:p>
            <text:p><text:span text:style-name="T14">Warn</text:span><text:span text:style-name="T5"> - add note to response</text:span></text:p>
            <text:p text:style-name="P18"><text:span text:style-name="T14">Accept</text:span><text:span text:style-name="T5"> - ignore issue</text:span></text:p>
            <text:p><text:span text:style-name="T14">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9" draw:layer="layout" svg:width="2.164cm" svg:height="1.685cm" svg:x="0.976cm" svg:y="18.881cm">
          <text:p text:style-name="P8"><text:span text:style-name="T15">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M1</text:span></text:p>
        </draw:rect>
        <draw:rect draw:style-name="gr2" draw:text-style-name="P15" xml:id="id27" draw:id="id27" draw:layer="layout" svg:width="3.89cm" svg:height="0.5cm" svg:x="20.77cm" svg:y="9.955cm">
          <text:p text:style-name="P3"><text:span text:style-name="T11">Message Received - M1</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M1</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B1</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B1</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6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1" draw:id="id51"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21.15cm" svg:y2="10.21cm" draw:start-shape="id34" draw:start-glue-point="3" draw:end-shape="id35" svg:d="m22940 10186c-1342 0-448 24-1790 24">
          <text:p/>
        </draw:connector>
        <draw:ellipse draw:style-name="gr11" draw:text-style-name="P3" xml:id="id36" draw:id="id36" draw:layer="layout" svg:width="0.261cm" svg:height="0.271cm" svg:x="22.94cm" svg:y="11.951cm">
          <text:p/>
        </draw:ellipse>
        <draw:connector draw:style-name="gr10" draw:text-style-name="P3" draw:layer="layout" draw:type="curve" svg:x1="22.94cm" svg:y1="12.086cm" svg:x2="21.515cm" svg:y2="12.08cm" draw:start-shape="id36" draw:start-glue-point="3" draw:end-shape="id37" draw:end-glue-point="1" svg:d="m22940 12086c-1068 0-356-6-1425-6">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1cm" draw:start-shape="id38" draw:start-glue-point="1" draw:end-shape="id39" draw:end-glue-point="3" svg:d="m6166 3335c1834 0 612-235 2445-235">
          <text:p/>
        </draw:connector>
        <draw:ellipse draw:style-name="gr11" draw:text-style-name="P3" xml:id="id49" draw:id="id49" draw:layer="layout" svg:width="0.261cm" svg:height="0.271cm" svg:x="3.2cm" svg:y="2.624cm">
          <text:p/>
        </draw:ellipse>
        <draw:circle draw:style-name="gr11" draw:text-style-name="P3" xml:id="id40" draw:id="id40" draw:layer="layout" svg:width="0.279cm" svg:height="0.279cm" svg:x="8.439cm" svg:y="6.719cm">
          <text:p/>
        </draw:circle>
        <draw:connector draw:style-name="gr10" draw:text-style-name="P3" draw:layer="layout" draw:type="curve" svg:x1="8.439cm" svg:y1="6.858cm" svg:x2="7.122cm" svg:y2="8.65cm" draw:start-shape="id40" draw:start-glue-point="3" draw:end-shape="id41" draw:end-glue-point="1" svg:d="m8439 6858c-987 0-329 1792-1317 17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36cm">
          <text:p/>
        </draw:ellipse>
        <draw:connector draw:style-name="gr10" draw:text-style-name="P3" draw:layer="layout" draw:type="curve" svg:x1="11.201cm" svg:y1="4.495cm" svg:x2="12.393cm" svg:y2="4.495cm" draw:start-shape="id43" draw:start-glue-point="1" draw:end-shape="id44" draw:end-glue-point="3" svg:d="m11201 44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8.955cm" draw:start-shape="id47" draw:start-glue-point="3" draw:end-shape="id48" svg:d="m22940 9706c-1892 0-2837-250-2837-751">
          <text:p/>
        </draw:connector>
        <draw:rect draw:style-name="gr2" draw:text-style-name="P4" draw:layer="layout" svg:width="4cm" svg:height="1cm" svg:x="3.361cm" svg:y="1cm">
          <text:p text:style-name="P3"><text:span text:style-name="T2">Receive Queue</text:span></text:p>
        </draw:rect>
        <draw:connector draw:style-name="gr10" draw:text-style-name="P3" draw:layer="layout" draw:type="curve" svg:x1="3.2cm" svg:y1="2.759cm" svg:x2="2.687cm" svg:y2="6.3cm" draw:start-shape="id49" draw:start-glue-point="3" draw:end-shape="id50"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rect draw:style-name="gr2" draw:text-style-name="P15" xml:id="id50" draw:id="id50" draw:layer="layout" svg:width="3.175cm" svg:height="0.5cm" svg:x="1.1cm" svg:y="6.3cm">
          <text:p text:style-name="P3"><text:span text:style-name="T11">Message Batch - B1</text:span></text:p>
        </draw:rect>
        <draw:rect draw:style-name="gr2" draw:text-style-name="P15" xml:id="id46" draw:id="id46" draw:layer="layout" svg:width="3.54cm" svg:height="0.5cm" svg:x="23.3cm" svg:y="3.1cm">
          <text:p text:style-name="P3"><text:span text:style-name="T11">Potential Issue - </text:span><text:span text:style-name="T12">I1</text:span></text:p>
        </draw:rect>
        <draw:connector draw:style-name="gr10" draw:text-style-name="P3" draw:layer="layout" draw:type="curve" svg:x1="18.65cm" svg:y1="2.835cm" svg:x2="13.44cm" svg:y2="3.1cm" draw:start-shape="id51" draw:start-glue-point="3" draw:end-shape="id39" svg:d="m18650 2835c-3907 0-1303 265-5210 265">
          <text:p/>
        </draw:connector>
        <draw:rect draw:style-name="gr2" draw:text-style-name="P15" xml:id="id48" draw:id="id48" draw:layer="layout" svg:width="3.917cm" svg:height="0.5cm" svg:x="18.145cm" svg:y="8.455cm">
          <text:p text:style-name="P3"><text:span text:style-name="T11">Submitter Profile - S1</text:span></text:p>
        </draw:rect>
        <draw:custom-shape draw:style-name="gr18" draw:text-style-name="P20" draw:layer="layout" svg:width="3.6cm" svg:height="1.87cm" svg:x="23.201cm" svg:y="9.455cm">
          <text:p text:style-name="P3"><text:span text:style-name="T16">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6cm">
          <draw:text-box>
            <text:p><text:span text:style-name="T5">Actual message received, response returned and most recent submission status.</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3" draw:id="id53" draw:layer="layout" svg:width="3.255cm" svg:height="0.5cm" svg:x="13.055cm" svg:y="6.08cm">
          <text:p text:style-name="P3"><text:span text:style-name="T11">Issue Action - </text:span><text:span text:style-name="T12">I1</text:span></text:p>
        </draw:rect>
        <draw:ellipse draw:style-name="gr11" draw:text-style-name="P3" xml:id="id52" draw:id="id52" draw:layer="layout" svg:width="0.261cm" svg:height="0.271cm" svg:x="11.365cm" svg:y="6.195cm">
          <text:p/>
        </draw:ellipse>
        <draw:connector draw:style-name="gr10" draw:text-style-name="P3" draw:layer="layout" draw:type="curve" svg:x1="11.626cm" svg:y1="6.33cm" svg:x2="13.055cm" svg:y2="6.33cm" draw:start-shape="id52" draw:start-glue-point="1" draw:end-shape="id53" draw:end-glue-point="3" svg:d="m11626 6330h1429">
          <text:p/>
        </draw:connector>
        <draw:ellipse draw:style-name="gr11" draw:text-style-name="P3" xml:id="id54" draw:id="id54" draw:layer="layout" svg:width="0.261cm" svg:height="0.271cm" svg:x="18.649cm" svg:y="4.175cm">
          <text:p/>
        </draw:ellipse>
        <draw:connector draw:style-name="gr10" draw:text-style-name="P3" draw:layer="layout" draw:type="curve" svg:x1="18.649cm" svg:y1="4.31cm" svg:x2="16.31cm" svg:y2="6.33cm" draw:start-shape="id54" draw:start-glue-point="3" draw:end-shape="id53" draw:end-glue-point="1" svg:d="m18649 4310c-1753 0-584 2020-2339 2020">
          <text:p/>
        </draw:connector>
        <draw:rect draw:style-name="gr2" draw:text-style-name="P15" xml:id="id44" draw:id="id44" draw:layer="layout" svg:width="3.917cm" svg:height="0.5cm" svg:x="12.393cm" svg:y="4.245cm">
          <text:p text:style-name="P3"><text:span text:style-name="T11">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5" draw:id="id55" draw:layer="layout" svg:width="4.32cm" svg:height="0.5cm" svg:x="17.61cm" svg:y="7.6cm">
          <text:p text:style-name="P3"><text:span text:style-name="T11">Batch Code Received - B1</text:span></text:p>
        </draw:rect>
        <draw:connector draw:style-name="gr10" draw:text-style-name="P3" draw:layer="layout" draw:type="curve" svg:x1="21.93cm" svg:y1="7.85cm" svg:x2="23.04cm" svg:y2="7.85cm" draw:start-shape="id55" draw:start-glue-point="1" draw:end-shape="id33" svg:d="m21930 7850h1110">
          <text:p/>
        </draw:connector>
        <draw:connector draw:style-name="gr10" draw:text-style-name="P3" draw:layer="layout" draw:type="curve" svg:x1="2.687cm" svg:y1="6.8cm" svg:x2="3.41cm" svg:y2="8.65cm" draw:start-shape="id50" draw:start-glue-point="2" draw:end-shape="id41" draw:end-glue-point="3" svg:d="m2687 6800c0 1234 241 1850 723 1850">
          <text:p/>
        </draw:connector>
        <draw:rect draw:style-name="gr2" draw:text-style-name="P15" xml:id="id57" draw:id="id57" draw:layer="layout" svg:width="3.175cm" svg:height="0.5cm" svg:x="11.93cm" svg:y="1.77cm">
          <text:p text:style-name="P3"><text:span text:style-name="T11">Next of Kin - D2</text:span></text:p>
        </draw:rect>
        <draw:rect draw:style-name="gr2" draw:text-style-name="P15" xml:id="id58" draw:id="id58" draw:layer="layout" svg:width="3.175cm" svg:height="0.5cm" svg:x="12.43cm" svg:y="1cm">
          <text:p text:style-name="P3"><text:span text:style-name="T11">Vaccination - D1</text:span></text:p>
        </draw:rect>
        <draw:rect draw:style-name="gr2" draw:text-style-name="P15" xml:id="id56" draw:id="id56" draw:layer="layout" svg:width="2.54cm" svg:height="0.5cm" svg:x="7.785cm" svg:y="1.335cm">
          <text:p text:style-name="P3"><text:span text:style-name="T11">Patient - D1</text:span></text:p>
        </draw:rect>
        <draw:connector draw:style-name="gr10" draw:text-style-name="P3" draw:layer="layout" draw:type="curve" svg:x1="10.325cm" svg:y1="1.585cm" svg:x2="11.025cm" svg:y2="2.6cm" draw:start-shape="id56" draw:start-glue-point="1" draw:end-shape="id39" draw:end-glue-point="0" svg:d="m10325 1585c467 0 700 338 700 1015">
          <text:p/>
        </draw:connector>
        <draw:connector draw:style-name="gr10" draw:text-style-name="P3" draw:layer="layout" draw:type="curve" svg:x1="11.93cm" svg:y1="2.02cm" svg:x2="11.025cm" svg:y2="2.6cm" draw:start-shape="id57" draw:start-glue-point="3" draw:end-shape="id39" draw:end-glue-point="0" svg:d="m11930 2020c-604 0-905 193-905 580">
          <text:p/>
        </draw:connector>
        <draw:connector draw:style-name="gr10" draw:text-style-name="P3" draw:layer="layout" draw:type="curve" svg:x1="12.43cm" svg:y1="1.25cm" svg:x2="11.025cm" svg:y2="2.6cm" draw:start-shape="id58" draw:start-glue-point="3" draw:end-shape="id39" svg:d="m12430 1250c-937 0-1405 450-1405 1350">
          <text:p/>
        </draw:connector>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rect draw:style-name="gr2" draw:text-style-name="P15" xml:id="id35" draw:id="id35" draw:layer="layout" svg:width="2.805cm" svg:height="0.5cm" svg:x="18.345cm" svg:y="9.96cm">
          <text:p text:style-name="P3"><text:span text:style-name="T11">Code Table - V1</text:span></text:p>
        </draw:rect>
        <draw:rect draw:style-name="gr2" draw:text-style-name="P15" xml:id="id37" draw:id="id37" draw:layer="layout" svg:width="3.21cm" svg:height="0.5cm" svg:x="18.305cm" svg:y="11.83cm">
          <text:p text:style-name="P3"><text:span text:style-name="T11">Code Status - V1</text:span></text:p>
        </draw:rect>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0" draw:id="id60"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59" draw:id="id59" draw:layer="layout" svg:width="0.261cm" svg:height="0.271cm" svg:x="16.302cm" svg:y="2.695cm">
          <text:p/>
        </draw:ellipse>
        <draw:connector draw:style-name="gr10" draw:text-style-name="P3" draw:layer="layout" draw:type="curve" svg:x1="16.563cm" svg:y1="2.83cm" svg:x2="18.98cm" svg:y2="7.015cm" draw:start-shape="id59" draw:start-glue-point="1" draw:end-shape="id60" draw:end-glue-point="1" svg:d="m16563 2830c4377 0 3168 4185 2417 4185">
          <text:p/>
        </draw:connector>
        <draw:ellipse draw:style-name="gr11" draw:text-style-name="P3" xml:id="id61" draw:id="id61" draw:layer="layout" svg:width="0.261cm" svg:height="0.271cm" svg:x="3.494cm" svg:y="8.827cm">
          <text:p/>
        </draw:ellipse>
        <draw:connector draw:style-name="gr20" draw:text-style-name="P3" draw:layer="layout" draw:type="curve" svg:x1="3.755cm" svg:y1="8.962cm" svg:x2="13.565cm" svg:y2="7.015cm" draw:start-shape="id61" draw:start-glue-point="1" draw:end-shape="id60" draw:end-glue-point="3" svg:d="m3755 8962c7357 0 2453-1947 9810-1947">
          <text:p/>
        </draw:connector>
        <draw:ellipse draw:style-name="gr11" draw:text-style-name="P3" xml:id="id62" draw:id="id62" draw:layer="layout" svg:width="0.261cm" svg:height="0.271cm" svg:x="13.41cm" svg:y="8.746cm">
          <text:p/>
        </draw:ellipse>
        <draw:connector draw:style-name="gr10" draw:text-style-name="P3" draw:layer="layout" draw:type="curve" svg:x1="13.41cm" svg:y1="8.881cm" svg:x2="12.495cm" svg:y2="15.141cm" draw:start-shape="id62" draw:start-glue-point="3" draw:end-shape="id63" draw:end-glue-point="3" svg:d="m13410 8881c-2124 0-1666 6260-915 6260">
          <text:p/>
        </draw:connector>
        <draw:ellipse draw:style-name="gr11" draw:text-style-name="P3" xml:id="id64" draw:id="id64" draw:layer="layout" svg:width="0.261cm" svg:height="0.271cm" svg:x="16.349cm" svg:y="10.174cm">
          <text:p/>
        </draw:ellipse>
        <draw:connector draw:style-name="gr10" draw:text-style-name="P3" draw:layer="layout" draw:type="curve" svg:x1="16.61cm" svg:y1="10.309cm" svg:x2="17.932cm" svg:y2="9.755cm" draw:start-shape="id64" draw:start-glue-point="1" draw:end-shape="id65" draw:end-glue-point="2" svg:d="m16610 10309c882 0 1322-184 1322-554">
          <text:p/>
        </draw:connector>
        <draw:ellipse draw:style-name="gr11" draw:text-style-name="P3" xml:id="id66" draw:id="id66" draw:layer="layout" svg:width="0.261cm" svg:height="0.271cm" svg:x="16.344cm" svg:y="10.605cm">
          <text:p/>
        </draw:ellipse>
        <draw:connector draw:style-name="gr10" draw:text-style-name="P3" draw:layer="layout" draw:type="curve" svg:x1="16.605cm" svg:y1="10.74cm" svg:x2="17.945cm" svg:y2="11.26cm" draw:start-shape="id66" draw:start-glue-point="1" draw:end-shape="id67"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68" draw:id="id68" draw:layer="layout" svg:width="0.261cm" svg:height="0.271cm" svg:x="6.105cm" svg:y="14.194cm">
          <text:p/>
        </draw:ellipse>
        <draw:connector draw:style-name="gr10" draw:text-style-name="P3" draw:layer="layout" draw:type="curve" svg:x1="6.366cm" svg:y1="14.329cm" svg:x2="13.565cm" svg:y2="7.015cm" draw:start-shape="id68" draw:start-glue-point="1" draw:end-shape="id60" svg:d="m6366 14329c5400 0 1801-7314 7199-7314">
          <text:p/>
        </draw:connector>
        <draw:ellipse draw:style-name="gr11" draw:text-style-name="P3" xml:id="id69" draw:id="id69" draw:layer="layout" svg:width="0.261cm" svg:height="0.271cm" svg:x="7.835cm" svg:y="3.888cm">
          <text:p/>
        </draw:ellipse>
        <draw:connector draw:style-name="gr10" draw:text-style-name="P3" draw:layer="layout" draw:type="curve" svg:x1="8.096cm" svg:y1="4.023cm" svg:x2="13.565cm" svg:y2="7.015cm" draw:start-shape="id69" draw:start-glue-point="1" draw:end-shape="id60" svg:d="m8096 4023c4102 0 1368 2992 5469 2992">
          <text:p/>
        </draw:connector>
        <draw:ellipse draw:style-name="gr11" draw:text-style-name="P3" xml:id="id70" draw:id="id70" draw:layer="layout" svg:width="0.261cm" svg:height="0.271cm" svg:x="5.035cm" svg:y="4.438cm">
          <text:p/>
        </draw:ellipse>
        <draw:connector draw:style-name="gr10" draw:text-style-name="P3" draw:layer="layout" draw:type="curve" svg:x1="5.035cm" svg:y1="4.573cm" svg:x2="2.967cm" svg:y2="3.74cm" draw:start-shape="id70" draw:start-glue-point="3" draw:end-shape="id71"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3" draw:id="id63"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2" draw:start-glue-point="3" draw:end-shape="id60" draw:end-glue-point="1" svg:d="m20239 2864c-943 0-314 4151-1259 4151">
          <text:p/>
        </draw:connector>
        <draw:rect draw:style-name="gr2" draw:text-style-name="P15" xml:id="id71" draw:id="id71" draw:layer="layout" svg:width="3.685cm" svg:height="0.5cm" svg:x="1.125cm" svg:y="3.24cm">
          <text:p text:style-name="P3"><text:span text:style-name="T11">Code Received - p4</text:span></text:p>
        </draw:rect>
        <draw:rect draw:style-name="gr2" draw:text-style-name="P15" xml:id="id74" draw:id="id74" draw:layer="layout" svg:width="3.22cm" svg:height="0.5cm" svg:x="7.658cm" svg:y="14.565cm">
          <text:p text:style-name="P3"><text:span text:style-name="T11">Vaccine CVX - V1</text:span></text:p>
        </draw:rect>
        <draw:ellipse draw:style-name="gr11" draw:text-style-name="P3" xml:id="id73" draw:id="id73" draw:layer="layout" svg:width="0.261cm" svg:height="0.271cm" svg:x="6.105cm" svg:y="14.68cm">
          <text:p/>
        </draw:ellipse>
        <draw:connector draw:style-name="gr10" draw:text-style-name="P3" draw:layer="layout" draw:type="curve" svg:x1="6.366cm" svg:y1="14.815cm" svg:x2="7.658cm" svg:y2="14.815cm" draw:start-shape="id73" draw:start-glue-point="1" draw:end-shape="id74" draw:end-glue-point="3" svg:d="m6366 14815h1292">
          <text:p/>
        </draw:connector>
        <draw:ellipse draw:style-name="gr11" draw:text-style-name="P3" xml:id="id75" draw:id="id75" draw:layer="layout" svg:width="0.261cm" svg:height="0.271cm" svg:x="14.02cm" svg:y="3.186cm">
          <text:p/>
        </draw:ellipse>
        <draw:connector draw:style-name="gr10" draw:text-style-name="P3" draw:layer="layout" draw:type="curve" svg:x1="14.02cm" svg:y1="3.321cm" svg:x2="11.861cm" svg:y2="1.935cm" draw:start-shape="id75" draw:start-glue-point="3" draw:end-shape="id76" svg:d="m14020 3321c-1440 0-2159-462-2159-1386">
          <text:p/>
        </draw:connector>
        <draw:rect draw:style-name="gr2" draw:text-style-name="P15" xml:id="id76" draw:id="id76" draw:layer="layout" svg:width="3.917cm" svg:height="0.5cm" svg:x="9.903cm" svg:y="1.435cm">
          <text:p text:style-name="P3"><text:span text:style-name="T11">Potential Issue - p3</text:span></text:p>
        </draw:rect>
        <draw:rect draw:style-name="gr2" draw:text-style-name="P15" xml:id="id67" draw:id="id67" draw:layer="layout" svg:width="3.81cm" svg:height="0.5cm" svg:x="16.04cm" svg:y="11.26cm">
          <text:p text:style-name="P3"><text:span text:style-name="T11">Submitter Profile - S1</text:span></text:p>
        </draw:rect>
        <draw:rect draw:style-name="gr2" draw:text-style-name="P15" xml:id="id65" draw:id="id65" draw:layer="layout" svg:width="3.835cm" svg:height="0.5cm" svg:x="16.015cm" svg:y="9.255cm">
          <text:p text:style-name="P3"><text:span text:style-name="T11">Submit Status - M1</text:span></text:p>
        </draw:rect>
        <draw:rect draw:style-name="gr1" draw:text-style-name="P2" draw:layer="layout" svg:width="6.5cm" svg:height="13.664cm" svg:x="20.4cm" svg:y="2cm">
          <text:p text:style-name="P1"><text:span text:style-name="T17">report_id</text:span></text:p>
          <text:p text:style-name="P1"><text:span text:style-name="T17">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2" draw:id="id72"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22" draw:text-style-name="P7" draw:layer="layout" svg:width="4.006cm" svg:height="1.159cm" svg:x="14.167cm" svg:y="4.171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4">Submission</text:span><text:span text:style-name="T5"> - messages submitted together</text:span></text:p>
            <text:p><text:span text:style-name="T14">Daily</text:span><text:span text:style-name="T5"> - <text:s/>message submitted in a certain day</text:span></text:p>
            <text:p><text:span text:style-name="T14">Weekly</text:span><text:span text:style-name="T5"> - messages submitted in a certain week</text:span></text:p>
            <text:p><text:span text:style-name="T14">Monthly</text:span><text:span text:style-name="T5"> - message submitted in a certain month</text:span></text:p>
            <text:p><text:span text:style-name="T14">Other</text:span><text:span text:style-name="T5"> - user defined</text:span></text:p>
          </draw:text-box>
        </draw:frame>
        <draw:rect draw:style-name="gr2" draw:text-style-name="P15" xml:id="id78" draw:id="id78" draw:layer="layout" svg:width="3.255cm" svg:height="0.5cm" svg:x="6cm" svg:y="9.19cm">
          <text:p text:style-name="P3"><text:span text:style-name="T11">Issue Action - p3</text:span></text:p>
        </draw:rect>
        <draw:ellipse draw:style-name="gr11" draw:text-style-name="P3" xml:id="id77" draw:id="id77" draw:layer="layout" svg:width="0.261cm" svg:height="0.271cm" svg:x="4.175cm" svg:y="9.305cm">
          <text:p/>
        </draw:ellipse>
        <draw:connector draw:style-name="gr10" draw:text-style-name="P3" draw:layer="layout" draw:type="curve" svg:x1="4.436cm" svg:y1="9.44cm" svg:x2="6cm" svg:y2="9.44cm" draw:start-shape="id77" draw:start-glue-point="1" draw:end-shape="id78"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79" draw:id="id79" draw:layer="layout" svg:width="3.175cm" svg:height="0.5cm" svg:x="13.7cm" svg:y="5.58cm">
          <text:p text:style-name="P3"><text:span text:style-name="T11">Receive Queue - M1</text:span></text:p>
        </draw:rect>
        <draw:connector draw:style-name="gr10" draw:text-style-name="P3" draw:layer="layout" draw:type="curve" svg:x1="13.7cm" svg:y1="5.83cm" svg:x2="13.565cm" svg:y2="7.015cm" draw:start-shape="id79" draw:end-shape="id60" svg:d="m13700 5830c-954 0-886 1185-135 1185">
          <text:p/>
        </draw:connector>
        <draw:rect draw:style-name="gr2" draw:text-style-name="P15" draw:layer="layout" svg:width="3.685cm" svg:height="0.5cm" svg:x="1.126cm" svg:y="3.24cm">
          <text:p text:style-name="P3"><text:span text:style-name="T11">Code Received - M1</text:span></text:p>
        </draw:rect>
        <draw:rect draw:style-name="gr2" draw:text-style-name="P15" draw:layer="layout" svg:width="3.917cm" svg:height="0.5cm" svg:x="9.904cm" svg:y="1.435cm">
          <text:p text:style-name="P3"><text:span text:style-name="T11">Potential Issue - </text:span><text:span text:style-name="T12">I1</text:span></text:p>
        </draw:rect>
        <draw:rect draw:style-name="gr2" draw:text-style-name="P15" draw:layer="layout" svg:width="3.255cm" svg:height="0.5cm" svg:x="6.001cm" svg:y="9.19cm">
          <text:p text:style-name="P3"><text:span text:style-name="T11">Issue Action - </text:span><text:span text:style-name="T12">I1</text:span></text:p>
        </draw:rect>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draw:page draw:name="page6" draw:style-name="dp1" draw:master-page-name="Default">
        <draw:rect draw:style-name="gr1" draw:text-style-name="P2" draw:layer="layout" svg:width="11cm" svg:height="13.135cm" svg:x="9.19cm" svg:y="5.963cm">
          <text:p text:style-name="P1"><text:span text:style-name="T17">patient_id</text:span></text:p>
          <text:p text:style-name="P1"><text:span text:style-name="T17">received_id</text:span></text:p>
          <text:p text:style-name="P1"><text:span text:style-name="T17">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xml:id="id83" draw:id="id83" draw:layer="layout" svg:width="11cm" svg:height="1cm" svg:x="9.19cm" svg:y="4.963cm">
          <text:p text:style-name="P3"><text:span text:style-name="T2">Patient</text:span></text:p>
        </draw:rect>
        <draw:frame draw:style-name="gr3" draw:text-style-name="P21" draw:layer="layout" svg:width="5.345cm" svg:height="12.575cm" svg:x="14.245cm" svg:y="5.9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text:p>
          </draw:text-box>
        </draw:frame>
        <draw:ellipse draw:style-name="gr11" draw:text-style-name="P3" xml:id="id80" draw:id="id80" draw:layer="layout" svg:width="0.261cm" svg:height="0.271cm" svg:x="9.029cm" svg:y="6.692cm">
          <text:p/>
        </draw:ellipse>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81" draw:id="id81" draw:layer="layout" svg:width="3.81cm" svg:height="0.5cm" svg:x="3.54cm" svg:y="7.315cm">
          <text:p text:style-name="P3"><text:span text:style-name="T11">Message Received - M1</text:span></text:p>
        </draw:rect>
        <draw:connector draw:style-name="gr10" draw:text-style-name="P3" draw:layer="layout" draw:type="curve" svg:x1="9.029cm" svg:y1="6.827cm" svg:x2="7.35cm" svg:y2="7.565cm" draw:start-shape="id80" draw:start-glue-point="3" draw:end-shape="id81" svg:d="m9029 6827c-1258 0-419 738-1679 738">
          <text:p/>
        </draw:connector>
        <draw:frame draw:style-name="gr14" draw:text-style-name="P7" draw:layer="layout" svg:width="11cm" svg:height="1.477cm" svg:x="9.19cm" svg:y="19.0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18">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6.3cm" svg:x="22.755cm" svg:y="11.58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text:p text:style-name="P1"><text:span text:style-name="T1">extension</text:span></text:p>
        </draw:rect>
        <draw:rect draw:style-name="gr2" draw:text-style-name="P4" draw:layer="layout" svg:width="4.134cm" svg:height="1cm" svg:x="22.755cm" svg:y="10.59cm">
          <text:p text:style-name="P3"><text:span text:style-name="T2">Patient Phone</text:span></text:p>
        </draw:rect>
        <draw:frame draw:style-name="gr23" draw:text-style-name="P7" draw:layer="layout" svg:width="4.134cm" svg:height="1.319cm" svg:x="22.755cm" svg:y="17.88cm">
          <draw:text-box>
            <text:p><text:span text:style-name="T5">Detail on phone number sent. A patient may have more than one phone number.</text:span></text:p>
          </draw:text-box>
        </draw:frame>
        <draw:rect draw:style-name="gr1" draw:text-style-name="P2" draw:layer="layout" svg:width="4.134cm" svg:height="3.962cm" svg:x="22.806cm" svg:y="4.658cm">
          <text:p text:style-name="P1"><text:span text:style-name="T1">id_number_id</text:span></text:p>
          <text:p text:style-name="P1"><text:span text:style-name="T1">patient_id</text:span></text:p>
          <text:p text:style-name="P1"><text:span text:style-name="T1">position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22.806cm" svg:y="3.668cm">
          <text:p text:style-name="P3"><text:span text:style-name="T2">Patient Id Number</text:span></text:p>
        </draw:rect>
        <draw:frame draw:style-name="gr24" draw:text-style-name="P7" draw:layer="layout" svg:width="4.134cm" svg:height="1.477cm" svg:x="22.806cm" svg:y="8.62cm">
          <draw:text-box>
            <text:p><text:span text:style-name="T5">A patient id number that is used to identify the patient. A patient may have one or more ids.</text:span></text:p>
          </draw:text-box>
        </draw:frame>
        <draw:rect draw:style-name="gr1" draw:text-style-name="P2" draw:layer="layout" svg:width="5.08cm" svg:height="6.255cm" svg:x="2.64cm" svg:y="9.544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draw:layer="layout" svg:width="5.08cm" svg:height="1cm" svg:x="2.64cm" svg:y="8.554cm">
          <text:p text:style-name="P3"><text:span text:style-name="T2">Patient Address</text:span></text:p>
        </draw:rect>
        <draw:frame draw:style-name="gr14" draw:text-style-name="P7" draw:layer="layout" svg:width="5.08cm" svg:height="0.841cm" svg:x="2.64cm" svg:y="15.799cm">
          <draw:text-box>
            <text:p><text:span text:style-name="T5">Detail of address for patient. A patient may have more than one address.</text:span></text:p>
          </draw:text-box>
        </draw:frame>
        <draw:ellipse draw:style-name="gr11" draw:text-style-name="P3" xml:id="id82" draw:id="id82" draw:layer="layout" svg:width="0.261cm" svg:height="0.271cm" svg:x="22.673cm" svg:y="5.318cm">
          <text:p/>
        </draw:ellipse>
        <draw:connector draw:style-name="gr10" draw:text-style-name="P3" draw:layer="layout" draw:type="curve" svg:x1="22.673cm" svg:y1="5.453cm" svg:x2="20.19cm" svg:y2="5.463cm" draw:start-shape="id82" draw:start-glue-point="3" draw:end-shape="id83" svg:d="m22673 5453c-1861 0-620 10-2483 10">
          <text:p/>
        </draw:connector>
        <draw:frame draw:style-name="gr16" draw:text-style-name="P17" draw:layer="layout" svg:width="1.732cm" svg:height="0.806cm" svg:x="25.23cm" svg:y="19.784cm">
          <draw:text-box>
            <text:p text:style-name="P16"><text:span text:style-name="T4">v1.07</text:span></text:p>
          </draw:text-box>
        </draw:frame>
        <draw:connector draw:style-name="gr10" draw:text-style-name="P3" draw:layer="layout" draw:type="curve" svg:x1="22.62cm" svg:y1="12.394cm" svg:x2="20.19cm" svg:y2="5.463cm" draw:start-shape="id84" draw:start-glue-point="3" draw:end-shape="id83" draw:end-glue-point="1" svg:d="m22620 12394c-1822 0-608-6931-2430-6931">
          <text:p/>
        </draw:connector>
        <draw:connector draw:style-name="gr10" draw:text-style-name="P3" draw:layer="layout" draw:type="curve" svg:x1="2.544cm" svg:y1="10.389cm" svg:x2="9.19cm" svg:y2="5.463cm" draw:start-shape="id85" draw:start-glue-point="3" draw:end-shape="id83" draw:end-glue-point="3" svg:d="m2544 10389c-751 0-4074-4926 6646-4926">
          <text:p/>
        </draw:connector>
        <draw:rect draw:style-name="gr1" draw:text-style-name="P2" draw:layer="layout" svg:width="4.134cm" svg:height="1.735cm" svg:x="4.07cm" svg:y="2.025cm">
          <text:p text:style-name="P1"><text:span text:style-name="T1">immunity_id</text:span></text:p>
          <text:p text:style-name="P1"><text:span text:style-name="T1">patient_id</text:span></text:p>
          <text:p text:style-name="P1"><text:span text:style-name="T1">skipped_id</text:span></text:p>
          <text:p text:style-name="P1"><text:span text:style-name="T1">immunity_code</text:span></text:p>
          <text:p text:style-name="P1"><text:span text:style-name="T1"/></text:p>
          <text:p text:style-name="P1"><text:span text:style-name="T1"/></text:p>
          <text:p text:style-name="P1"><text:span text:style-name="T1"/></text:p>
        </draw:rect>
        <draw:rect draw:style-name="gr2" draw:text-style-name="P4" draw:layer="layout" svg:width="4.134cm" svg:height="1cm" svg:x="4.07cm" svg:y="1.035cm">
          <text:p text:style-name="P3"><text:span text:style-name="T2">Patient Immunity</text:span></text:p>
        </draw:rect>
        <draw:frame draw:style-name="gr25" draw:text-style-name="P7" draw:layer="layout" svg:width="4.134cm" svg:height="0.841cm" svg:x="4.07cm" svg:y="4.16cm">
          <draw:text-box>
            <text:p><text:span text:style-name="T5">Indicates that the patient is immune to a particular disease</text:span></text:p>
          </draw:text-box>
        </draw:frame>
        <draw:ellipse draw:style-name="gr11" draw:text-style-name="P3" xml:id="id84" draw:id="id84" draw:layer="layout" svg:width="0.261cm" svg:height="0.271cm" svg:x="22.62cm" svg:y="12.259cm">
          <text:p/>
        </draw:ellipse>
        <draw:ellipse draw:style-name="gr11" draw:text-style-name="P3" xml:id="id86" draw:id="id86" draw:layer="layout" svg:width="0.261cm" svg:height="0.271cm" svg:x="6.61cm" svg:y="2.669cm">
          <text:p/>
        </draw:ellipse>
        <draw:connector draw:style-name="gr10" draw:text-style-name="P3" draw:layer="layout" draw:type="curve" svg:x1="6.871cm" svg:y1="2.804cm" svg:x2="14.69cm" svg:y2="4.963cm" draw:start-shape="id86" draw:start-glue-point="1" draw:end-shape="id83" draw:end-glue-point="0" svg:d="m6871 2804c5213 0 7819 719 7819 2159">
          <text:p/>
        </draw:connector>
        <draw:ellipse draw:style-name="gr11" draw:text-style-name="P3" xml:id="id85" draw:id="id85" draw:layer="layout" svg:width="0.261cm" svg:height="0.271cm" svg:x="2.544cm" svg:y="10.254cm">
          <text:p/>
        </draw:ellipse>
        <draw:rect draw:style-name="gr1" draw:text-style-name="P2" draw:layer="layout" svg:width="4.134cm" svg:height="2.15cm" svg:x="4.07cm" svg:y="2.025cm">
          <text:p text:style-name="P1"><text:span text:style-name="T1">immunity_id</text:span></text:p>
          <text:p text:style-name="P1"><text:span text:style-name="T1">patient_id</text:span></text:p>
          <text:p text:style-name="P1"><text:span text:style-name="T1">skipped</text:span></text:p>
          <text:p text:style-name="P1"><text:span text:style-name="T1">immunity_code</text:span></text:p>
          <text:p text:style-name="P1"><text:span text:style-name="T1"/></text:p>
          <text:p text:style-name="P1"><text:span text:style-name="T1"/></text:p>
          <text:p text:style-name="P1"><text:span text:style-name="T1"/></text:p>
        </draw:rect>
      </draw:page>
      <draw:page draw:name="page7" draw:style-name="dp1" draw:master-page-name="Default">
        <draw:rect draw:style-name="gr1" draw:text-style-name="P2" draw:layer="layout" svg:width="10.795cm" svg:height="9.795cm" svg:x="7.985cm" svg:y="3.2cm">
          <text:p text:style-name="P1"><text:span text:style-name="T17">vaccination_id</text:span></text:p>
          <text:p text:style-name="P1"><text:span text:style-name="T17">received_id</text:span></text:p>
          <text:p text:style-name="P1"><text:span text:style-name="T17">position_id</text:span></text:p>
          <text:p text:style-name="P1"><text:span text:style-name="T17">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text:p>
        </draw:rect>
        <draw:rect draw:style-name="gr2" draw:text-style-name="P4" xml:id="id90" draw:id="id90"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87" draw:start-glue-point="3" draw:end-shape="id88"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5" xml:id="id88" draw:id="id88" draw:layer="layout" svg:width="3.81cm" svg:height="0.5cm" svg:x="1.035cm" svg:y="3.77cm">
          <text:p text:style-name="P3"><text:span text:style-name="T11">Message Received - M1</text:span></text:p>
        </draw:rect>
        <draw:ellipse draw:style-name="gr11" draw:text-style-name="P3" xml:id="id87" draw:id="id87" draw:layer="layout" svg:width="0.261cm" svg:height="0.271cm" svg:x="7.824cm" svg:y="3.9cm">
          <text:p/>
        </draw:ellipse>
        <draw:frame draw:style-name="gr14"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8.309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draw:text-box>
        </draw:frame>
        <draw:rect draw:style-name="gr1" draw:text-style-name="P2" draw:layer="layout" svg:width="4.134cm" svg:height="4.09cm" svg:x="22.806cm" svg:y="1.99cm">
          <text:p text:style-name="P1"><text:span text:style-name="T17">vis_id</text:span></text:p>
          <text:p text:style-name="P1"><text:span text:style-name="T17">vaccination_id</text:span></text:p>
          <text:p text:style-name="P1"><text:span text:style-name="T17">position_id</text:span></text:p>
          <text:p text:style-name="P1"><text:span text:style-name="T17">skipped</text:span></text:p>
          <text:p text:style-name="P1"><text:span text:style-name="T1">document_code</text:span></text:p>
          <text:p text:style-name="P1"><text:span text:style-name="T1">cvx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4" draw:text-style-name="P7" draw:layer="layout" svg:width="4.134cm" svg:height="1.477cm" svg:x="22.806cm" svg:y="6.08cm">
          <draw:text-box>
            <text:p><text:span text:style-name="T5">Vaccine Information Statement that was given to the patient for an administered vaccination. </text:span></text:p>
          </draw:text-box>
        </draw:frame>
        <draw:ellipse draw:style-name="gr11" draw:text-style-name="P3" xml:id="id89" draw:id="id89" draw:layer="layout" svg:width="0.261cm" svg:height="0.271cm" svg:x="22.694cm" svg:y="2.634cm">
          <text:p/>
        </draw:ellipse>
        <draw:connector draw:style-name="gr10" draw:text-style-name="P3" draw:layer="layout" draw:type="curve" svg:x1="22.694cm" svg:y1="2.769cm" svg:x2="18.78cm" svg:y2="2.7cm" draw:start-shape="id89" draw:start-glue-point="3" draw:end-shape="id90" svg:d="m22694 2769c-2935 0-979-69-3914-69">
          <text:p/>
        </draw:connector>
        <draw:frame draw:style-name="gr16" draw:text-style-name="P17" draw:layer="layout" svg:width="1.732cm" svg:height="0.806cm" svg:x="25.23cm" svg:y="19.784cm">
          <draw:text-box>
            <text:p text:style-name="P16"><text:span text:style-name="T4">v1.07</text:span></text:p>
          </draw:text-box>
        </draw:frame>
      </draw:page>
      <draw:page draw:name="page8" draw:style-name="dp1" draw:master-page-name="Default">
        <draw:rect draw:style-name="gr1" draw:text-style-name="P2" draw:layer="layout" svg:width="4.765cm" svg:height="9.99cm" svg:x="22.116cm" svg:y="1.99cm">
          <text:p text:style-name="P1"><text:span text:style-name="T17">next_of_kin_id</text:span></text:p>
          <text:p text:style-name="P1"><text:span text:style-name="T17">received_id</text:span></text:p>
          <text:p text:style-name="P1"><text:span text:style-name="T17">position_id</text:span></text:p>
          <text:p text:style-name="P1"><text:span text:style-name="T17">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11" draw:text-style-name="P3" xml:id="id91" draw:id="id91" draw:layer="layout" svg:width="0.261cm" svg:height="0.271cm" svg:x="21.955cm" svg:y="2.7cm">
          <text:p/>
        </draw:ellipse>
        <draw:connector draw:style-name="gr10" draw:text-style-name="P3" draw:layer="layout" draw:type="curve" svg:x1="21.955cm" svg:y1="2.835cm" svg:x2="19.81cm" svg:y2="9.375cm" draw:start-shape="id91" draw:start-glue-point="3" draw:end-shape="id92" draw:end-glue-point="0" svg:d="m21955 2835c-1430 0-2145 2180-2145 6540">
          <text:p/>
        </draw:connector>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92" draw:id="id92" draw:layer="layout" svg:width="3.81cm" svg:height="0.5cm" svg:x="17.905cm" svg:y="9.375cm">
          <text:p text:style-name="P3"><text:span text:style-name="T11">Message Received - M1</text:span></text:p>
        </draw:rect>
        <draw:frame draw:style-name="gr14"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18">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rect draw:style-name="gr2" draw:text-style-name="P15" xml:id="id94" draw:id="id94" draw:layer="layout" svg:width="3.81cm" svg:height="0.5cm" svg:x="7.01cm" svg:y="8.641cm">
          <text:p text:style-name="P3"><text:span text:style-name="T11">Vaccination - D1</text:span></text:p>
        </draw:rect>
        <draw:rect draw:style-name="gr1" draw:text-style-name="P2" draw:layer="layout" svg:width="4.131cm" svg:height="4.19cm" svg:x="12.951cm" svg:y="1.99cm">
          <text:p text:style-name="P1"><text:span text:style-name="T17">contra_id</text:span></text:p>
          <text:p text:style-name="P1"><text:span text:style-name="T17">received_id</text:span></text:p>
          <text:p text:style-name="P1"><text:span text:style-name="T17">position_id</text:span></text:p>
          <text:p text:style-name="P1"><text:span text:style-name="T17">skipped</text:span></text:p>
          <text:p text:style-name="P1"><text:span text:style-name="T17">effective_date</text:span></text:p>
          <text:p text:style-name="P1"><text:span text:style-name="T17">expiration_date</text:span></text:p>
          <text:p text:style-name="P1"><text:span text:style-name="T17">contra_code</text:span></text:p>
          <text:p text:style-name="P1"><text:span text:style-name="T17">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4" draw:text-style-name="P7" draw:layer="layout" svg:width="4.131cm" svg:height="1.159cm" svg:x="12.951cm" svg:y="6.18cm">
          <draw:text-box>
            <text:p><text:span text:style-name="T5">Contraindication for vaccination. May or may not be associated with vaccination</text:span></text:p>
          </draw:text-box>
        </draw:frame>
        <draw:ellipse draw:style-name="gr11" draw:text-style-name="P3" xml:id="id93" draw:id="id93" draw:layer="layout" svg:width="0.261cm" svg:height="0.271cm" svg:x="12.79cm" svg:y="5.59cm">
          <text:p/>
        </draw:ellipse>
        <draw:connector draw:style-name="gr10" draw:text-style-name="P3" draw:layer="layout" draw:type="curve" svg:x1="12.79cm" svg:y1="5.725cm" svg:x2="8.915cm" svg:y2="8.641cm" draw:start-shape="id93" draw:start-glue-point="3" draw:end-shape="id94" draw:end-glue-point="0" svg:d="m12790 5725c-2584 0-3875 972-3875 2916">
          <text:p/>
        </draw:connector>
        <draw:rect draw:style-name="gr1" draw:text-style-name="P2" draw:layer="layout" svg:width="4.134cm" svg:height="3.12cm" svg:x="12.951cm" svg:y="8.786cm">
          <text:p text:style-name="P1"><text:span text:style-name="T17">reaction_id</text:span></text:p>
          <text:p text:style-name="P1"><text:span text:style-name="T17">received_id</text:span></text:p>
          <text:p text:style-name="P1"><text:span text:style-name="T17">position_id</text:span></text:p>
          <text:p text:style-name="P1"><text:span text:style-name="T17">skipped</text:span></text:p>
          <text:p text:style-name="P1"><text:span text:style-name="T17">reac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4"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11" draw:text-style-name="P3" xml:id="id95" draw:id="id95" draw:layer="layout" svg:width="0.261cm" svg:height="0.271cm" svg:x="12.79cm" svg:y="11.386cm">
          <text:p/>
        </draw:ellipse>
        <draw:connector draw:style-name="gr10" draw:text-style-name="P3" draw:layer="layout" draw:type="curve" svg:x1="12.79cm" svg:y1="11.521cm" svg:x2="10.82cm" svg:y2="8.891cm" draw:start-shape="id95" draw:start-glue-point="3" draw:end-shape="id94" draw:end-glue-point="1" svg:d="m12790 11521c-1477 0-493-2630-1970-2630">
          <text:p/>
        </draw:connector>
        <draw:rect draw:style-name="gr1" draw:text-style-name="P2" draw:layer="layout" svg:width="4.134cm" svg:height="3.12cm" svg:x="12.951cm" svg:y="14.69cm">
          <text:p text:style-name="P1"><text:span text:style-name="T17">disease_id</text:span></text:p>
          <text:p text:style-name="P1"><text:span text:style-name="T17">received_id</text:span></text:p>
          <text:p text:style-name="P1"><text:span text:style-name="T17">position_id</text:span></text:p>
          <text:p text:style-name="P1"><text:span text:style-name="T17">skipped</text:span></text:p>
          <text:p text:style-name="P1"><text:span text:style-name="T17">disease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4" draw:text-style-name="P7" draw:layer="layout" svg:width="4.134cm" svg:height="1.159cm" svg:x="12.951cm" svg:y="17.81cm">
          <draw:text-box>
            <text:p><text:span text:style-name="T5">Disease that may impact immunity. May or may not be associated with a vaccination. </text:span></text:p>
          </draw:text-box>
        </draw:frame>
        <draw:ellipse draw:style-name="gr11" draw:text-style-name="P3" xml:id="id96" draw:id="id96" draw:layer="layout" svg:width="0.261cm" svg:height="0.271cm" svg:x="12.79cm" svg:y="17.29cm">
          <text:p/>
        </draw:ellipse>
        <draw:connector draw:style-name="gr10" draw:text-style-name="P3" draw:layer="layout" draw:type="curve" svg:x1="12.79cm" svg:y1="17.425cm" svg:x2="8.915cm" svg:y2="9.141cm" draw:start-shape="id96" draw:start-glue-point="3" draw:end-shape="id94" draw:end-glue-point="2" svg:d="m12790 17425c-2584 0-3875-2761-3875-8284">
          <text:p/>
        </draw:connector>
        <draw:rect draw:style-name="gr1" draw:text-style-name="P2" draw:layer="layout" svg:width="4.134cm" svg:height="3.12cm" svg:x="22.111cm" svg:y="14.585cm">
          <text:p text:style-name="P1"><text:span text:style-name="T17">indication_id</text:span></text:p>
          <text:p text:style-name="P1"><text:span text:style-name="T17">received_id</text:span></text:p>
          <text:p text:style-name="P1"><text:span text:style-name="T17">position_id</text:span></text:p>
          <text:p text:style-name="P1"><text:span text:style-name="T17">skipped</text:span></text:p>
          <text:p text:style-name="P1"><text:span text:style-name="T17">indica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4" draw:text-style-name="P7" draw:layer="layout" svg:width="4.134cm" svg:height="1.159cm" svg:x="22.111cm" svg:y="17.705cm">
          <draw:text-box>
            <text:p><text:span text:style-name="T5">Special indication for vaccination. May or may not be associated with a vaccination. </text:span></text:p>
          </draw:text-box>
        </draw:frame>
        <draw:ellipse draw:style-name="gr11" draw:text-style-name="P3" xml:id="id101" draw:id="id101" draw:layer="layout" svg:width="0.261cm" svg:height="0.271cm" svg:x="21.95cm" svg:y="17.185cm">
          <text:p/>
        </draw:ellipse>
        <draw:ellipse draw:style-name="gr11" draw:text-style-name="P3" xml:id="id97" draw:id="id97" draw:layer="layout" svg:width="0.261cm" svg:height="0.271cm" svg:x="15.708cm" svg:y="2.689cm">
          <text:p/>
        </draw:ellipse>
        <draw:connector draw:style-name="gr10" draw:text-style-name="P3" draw:layer="layout" draw:type="curve" svg:x1="15.969cm" svg:y1="2.824cm" svg:x2="19.81cm" svg:y2="9.375cm" draw:start-shape="id97" draw:start-glue-point="1" draw:end-shape="id92" draw:end-glue-point="0" svg:d="m15969 2824c2561 0 3841 2183 3841 6551">
          <text:p/>
        </draw:connector>
        <draw:ellipse draw:style-name="gr11" draw:text-style-name="P3" xml:id="id98" draw:id="id98" draw:layer="layout" svg:width="0.261cm" svg:height="0.271cm" svg:x="15.528cm" svg:y="9.471cm">
          <text:p/>
        </draw:ellipse>
        <draw:connector draw:style-name="gr10" draw:text-style-name="P3" draw:layer="layout" draw:type="curve" svg:x1="15.789cm" svg:y1="9.606cm" svg:x2="17.905cm" svg:y2="9.625cm" draw:start-shape="id98" draw:start-glue-point="1" draw:end-shape="id92" svg:d="m15789 9606c1587 0 529 19 2116 19">
          <text:p/>
        </draw:connector>
        <draw:ellipse draw:style-name="gr11" draw:text-style-name="P3" xml:id="id99" draw:id="id99" draw:layer="layout" svg:width="0.261cm" svg:height="0.271cm" svg:x="15.554cm" svg:y="15.378cm">
          <text:p/>
        </draw:ellipse>
        <draw:connector draw:style-name="gr10" draw:text-style-name="P3" draw:layer="layout" draw:type="curve" svg:x1="15.815cm" svg:y1="15.513cm" svg:x2="19.81cm" svg:y2="9.875cm" draw:start-shape="id99" draw:start-glue-point="1" draw:end-shape="id92" draw:end-glue-point="2" svg:d="m15815 15513c2664 0 3995-1879 3995-5638">
          <text:p/>
        </draw:connector>
        <draw:ellipse draw:style-name="gr11" draw:text-style-name="P3" xml:id="id100" draw:id="id100" draw:layer="layout" svg:width="0.261cm" svg:height="0.271cm" svg:x="22cm" svg:y="15.329cm">
          <text:p/>
        </draw:ellipse>
        <draw:connector draw:style-name="gr10" draw:text-style-name="P3" draw:layer="layout" draw:type="curve" svg:x1="22cm" svg:y1="15.464cm" svg:x2="19.81cm" svg:y2="9.875cm" draw:start-shape="id100" draw:start-glue-point="3" draw:end-shape="id92" draw:end-glue-point="2" svg:d="m22000 15464c-1460 0-2190-1863-2190-5589">
          <text:p/>
        </draw:connector>
        <draw:rect draw:style-name="gr2" draw:text-style-name="P15" xml:id="id102" draw:id="id102" draw:layer="layout" svg:width="3.81cm" svg:height="0.5cm" svg:x="17.61cm" svg:y="15.94cm">
          <text:p text:style-name="P3"><text:span text:style-name="T11">Vaccination - D1</text:span></text:p>
        </draw:rect>
        <draw:connector draw:style-name="gr10" draw:text-style-name="P3" draw:layer="layout" draw:type="curve" svg:x1="21.95cm" svg:y1="17.32cm" svg:x2="19.515cm" svg:y2="16.44cm" draw:start-shape="id101" draw:start-glue-point="3" draw:end-shape="id102" svg:d="m21950 17320c-1624 0-2435-293-2435-880">
          <text:p/>
        </draw:connector>
      </draw:page>
      <draw:page draw:name="page9" draw:style-name="dp1" draw:master-page-name="Default">
        <draw:rect draw:style-name="gr1" draw:text-style-name="P2" draw:layer="layout" svg:width="4.92cm" svg:height="3.4cm" svg:x="14.2cm" svg:y="10cm">
          <text:p text:style-name="P22"><text:span text:style-name="T1">code_status</text:span></text:p>
          <text:p text:style-name="P22"><text:span text:style-name="T1">code_label</text:span></text:p>
        </draw:rect>
        <draw:rect draw:style-name="gr2" draw:text-style-name="P4" xml:id="id106" draw:id="id106" draw:layer="layout" svg:width="4.92cm" svg:height="1cm" svg:x="14.2cm" svg:y="9cm">
          <text:p text:style-name="P23"><text:span text:style-name="T2">Code Status</text:span></text:p>
        </draw:rect>
        <draw:custom-shape draw:style-name="gr12" draw:text-style-name="P12" draw:layer="layout" svg:width="4.2cm" svg:height="1.945cm" svg:x="14.6cm" svg:y="11.2cm">
          <text:p text:style-name="P24"><text:span text:style-name="T8">V – Valid</text:span></text:p>
          <text:p text:style-name="P24"><text:span text:style-name="T8">I – Invalid</text:span></text:p>
          <text:p text:style-name="P24"><text:span text:style-name="T8">U – Unrecognized</text:span></text:p>
          <text:p text:style-name="P24"><text:span text:style-name="T8">D – Deprecated</text:span></text:p>
          <text:p text:style-name="P24"><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6.462cm" svg:y1="4.005cm" svg:x2="6.28cm" svg:y2="5.3cm" draw:start-shape="id103" draw:start-glue-point="1" draw:end-shape="id104" draw:end-glue-point="1" svg:d="m6462 4005c751 0 842 1295-182 1295">
          <text:p/>
        </draw:connector>
        <draw:rect draw:style-name="gr1" draw:text-style-name="P2" draw:layer="layout" svg:width="4.435cm" svg:height="5.3cm" svg:x="8.3cm" svg:y="5.8cm">
          <text:p text:style-name="P22"><text:span text:style-name="T1">code_master_id</text:span></text:p>
          <text:p text:style-name="P22"><text:span text:style-name="T1">table_id</text:span></text:p>
          <text:p text:style-name="P22"><text:span text:style-name="T1">context_id</text:span></text:p>
          <text:p text:style-name="P22"><text:span text:style-name="T1">code_value</text:span></text:p>
          <text:p text:style-name="P22"><text:span text:style-name="T1">code_version_id</text:span></text:p>
          <text:p text:style-name="P22"><text:span text:style-name="T1">code_label</text:span></text:p>
          <text:p text:style-name="P22"><text:span text:style-name="T1">use_value</text:span></text:p>
          <text:p text:style-name="P22"><text:span text:style-name="T1">code_status</text:span></text:p>
          <text:p text:style-name="P22"><text:span text:style-name="T1">indicates_id</text:span></text:p>
          <text:p text:style-name="P22"><text:span text:style-name="T1">code_comment_id</text:span></text:p>
        </draw:rect>
        <draw:rect draw:style-name="gr2" draw:text-style-name="P4" xml:id="id110" draw:id="id110" draw:layer="layout" svg:width="4.435cm" svg:height="1cm" svg:x="8.3cm" svg:y="4.8cm">
          <text:p text:style-name="P23"><text:span text:style-name="T2">Code Master</text:span></text:p>
        </draw:rect>
        <draw:ellipse draw:style-name="gr11" draw:text-style-name="P3" xml:id="id105" draw:id="id105" draw:layer="layout" svg:width="0.261cm" svg:height="0.271cm" svg:x="11cm" svg:y="9.329cm">
          <text:p/>
        </draw:ellipse>
        <draw:connector draw:style-name="gr10" draw:text-style-name="P3" draw:layer="layout" draw:type="curve" svg:x1="11.261cm" svg:y1="9.464cm" svg:x2="14.2cm" svg:y2="9.5cm" draw:start-shape="id105" draw:start-glue-point="1" draw:end-shape="id106" draw:end-glue-point="3" svg:d="m11261 9464c2205 0 736 36 2939 36">
          <text:p/>
        </draw:connector>
        <draw:ellipse draw:style-name="gr11" draw:text-style-name="P3" xml:id="id107" draw:id="id107" draw:layer="layout" svg:width="0.261cm" svg:height="0.271cm" svg:x="8.2cm" svg:y="6.472cm">
          <text:p/>
        </draw:ellipse>
        <draw:connector draw:style-name="gr10" draw:text-style-name="P3" draw:layer="layout" draw:type="curve" svg:x1="8.2cm" svg:y1="6.607cm" svg:x2="6.28cm" svg:y2="6.655cm" draw:start-shape="id107" draw:start-glue-point="3" draw:end-shape="id108" svg:d="m8200 6607c-1440 0-480 48-1920 48">
          <text:p/>
        </draw:connector>
        <draw:frame draw:style-name="gr3" draw:text-style-name="P13" draw:layer="layout" svg:width="3.956cm" svg:height="1.675cm" svg:x="3.541cm" svg:y="19.01cm">
          <draw:text-box>
            <text:p text:style-name="P13">Vaccination</text:p>
            <text:p text:style-name="P13">Master Data</text:p>
          </draw:text-box>
        </draw:frame>
        <draw:ellipse draw:style-name="gr11" draw:text-style-name="P3" xml:id="id109" draw:id="id109" draw:layer="layout" svg:width="0.261cm" svg:height="0.271cm" svg:x="10.701cm" svg:y="6.93cm">
          <text:p/>
        </draw:ellipse>
        <draw:connector draw:style-name="gr10" draw:text-style-name="P3" draw:layer="layout" draw:type="curve" svg:x1="10.962cm" svg:y1="7.065cm" svg:x2="12.735cm" svg:y2="5.3cm" draw:start-shape="id109" draw:start-glue-point="1" draw:end-shape="id110" draw:end-glue-point="1" svg:d="m10962 7065c3411 0 2524-1765 1773-1765">
          <text:p/>
        </draw:connector>
        <draw:custom-shape draw:style-name="gr18" draw:text-style-name="P20" draw:layer="layout" svg:width="3.604cm" svg:height="1.785cm" svg:x="8.496cm" svg:y="6.405cm">
          <text:p text:style-name="P25"><text:span text:style-name="T16">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xml:id="id108" draw:id="id108" draw:layer="layout" svg:width="4.18cm" svg:height="1.711cm" svg:x="2.1cm" svg:y="5.8cm">
          <text:p text:style-name="P22"><text:span text:style-name="T1">table_id</text:span></text:p>
          <text:p text:style-name="P22"><text:span text:style-name="T1">table_label</text:span></text:p>
          <text:p text:style-name="P22"><text:span text:style-name="T1">default_code_value</text:span></text:p>
        </draw:rect>
        <draw:rect draw:style-name="gr2" draw:text-style-name="P4" xml:id="id104" draw:id="id104" draw:layer="layout" svg:width="4.18cm" svg:height="1cm" svg:x="2.1cm" svg:y="4.8cm">
          <text:p text:style-name="P23"><text:span text:style-name="T2">Code Table</text:span></text:p>
        </draw:rect>
        <draw:rect draw:style-name="gr2" draw:text-style-name="P15" xml:id="id103" draw:id="id103" draw:layer="layout" svg:width="3.917cm" svg:height="0.5cm" svg:x="2.545cm" svg:y="3.755cm">
          <text:p text:style-name="P26"><text:span text:style-name="T11">Code Received - M1</text:span></text:p>
        </draw:rect>
        <draw:frame draw:style-name="gr14" draw:text-style-name="P7" xml:id="id113" draw:id="id113" draw:layer="layout" svg:width="4.181cm" svg:height="1.159cm" svg:x="2.1cm" svg:y="7.511cm">
          <draw:text-box>
            <text:p text:style-name="P27"><text:span text:style-name="T5">A collection of codes into a table, largely congruent with HL7 standard tables.</text:span></text:p>
          </draw:text-box>
        </draw:frame>
        <draw:frame draw:style-name="gr14" draw:text-style-name="P7" draw:layer="layout" svg:width="4.435cm" svg:height="2.113cm" svg:x="8.3cm" svg:y="11.1cm">
          <draw:text-box>
            <text:p text:style-name="P27"><text:span text:style-name="T5">A standard code defined by HL7, CDC or DQA nationally. Status for code value is the national status and not the local status. Local status should be defined by profile or template.</text:span></text:p>
          </draw:text-box>
        </draw:frame>
        <draw:frame draw:style-name="gr14" draw:text-style-name="P7" draw:layer="layout" svg:width="4.911cm" svg:height="0.841cm" svg:x="14.2cm" svg:y="13.4cm">
          <draw:text-box>
            <text:p text:style-name="P27"><text:span text:style-name="T5">A collection of codes into a table, congruent with HL7 standard tables.</text:span></text:p>
          </draw:text-box>
        </draw:frame>
        <draw:frame draw:style-name="gr14" draw:text-style-name="P7" draw:layer="layout" svg:width="5.388cm" svg:height="2.173cm" svg:x="19.12cm" svg:y="10cm">
          <draw:text-box>
            <text:p text:style-name="P27"><text:span text:style-name="T14">Valid</text:span><text:span text:style-name="T5"> - code may be used</text:span></text:p>
            <text:p text:style-name="P27"><text:span text:style-name="T14">Invalid</text:span><text:span text:style-name="T5"> - code should not be used</text:span></text:p>
            <text:p text:style-name="P27"><text:span text:style-name="T14">Unrecognized</text:span><text:span text:style-name="T5"> - code is not known</text:span></text:p>
            <text:p text:style-name="P27"><text:span text:style-name="T14">Deprecated</text:span><text:span text:style-name="T5"> - code is old</text:span></text:p>
            <text:p text:style-name="P27"><text:span text:style-name="T14">Ignored</text:span><text:span text:style-name="T5"> - code represents a concept that should be skipped or not processed</text:span></text:p>
          </draw:text-box>
        </draw:frame>
        <draw:custom-shape draw:style-name="gr6" draw:text-style-name="P9" draw:layer="layout" svg:width="2.164cm" svg:height="1.685cm" svg:x="0.976cm" svg:y="18.881cm">
          <text:p text:style-name="P28">V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11" draw:id="id111" draw:layer="layout" svg:width="3.99cm" svg:height="0.5cm" svg:x="2.23cm" svg:y="2.545cm">
          <text:p text:style-name="P26"><text:span text:style-name="T11">Potential Issue - </text:span><text:span text:style-name="T12">I1</text:span></text:p>
        </draw:rect>
        <draw:connector draw:style-name="gr10" draw:text-style-name="P3" draw:layer="layout" draw:type="curve" svg:x1="2.23cm" svg:y1="2.795cm" svg:x2="2.1cm" svg:y2="5.3cm" draw:start-shape="id111" draw:end-shape="id104" draw:end-glue-point="3" svg:d="m2230 2795c-946 0-881 2505-130 2505">
          <text:p/>
        </draw:connector>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 text:style-name="P29"><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30"><text:span text:style-name="T4">v1.07</text:span></text:p>
          </draw:text-box>
        </draw:frame>
        <draw:ellipse draw:style-name="gr11" draw:text-style-name="P3" xml:id="id112" draw:id="id112" draw:layer="layout" svg:width="0.261cm" svg:height="0.271cm" svg:x="8.2cm" svg:y="9.773cm">
          <text:p/>
        </draw:ellipse>
        <draw:connector draw:style-name="gr10" draw:text-style-name="P3" draw:layer="layout" draw:type="curve" svg:x1="8.2cm" svg:y1="9.908cm" svg:x2="4.19cm" svg:y2="8.67cm" draw:start-shape="id112" draw:start-glue-point="3" draw:end-shape="id113" draw:end-glue-point="2" svg:d="m8200 9908c-2674 0-4010-412-4010-1238">
          <text:p/>
        </draw:connector>
        <draw:rect draw:style-name="gr26" draw:text-style-name="P2" xml:id="id115" draw:id="id115" draw:layer="layout" svg:width="5.07cm" svg:height="1.8cm" svg:x="15.745cm" svg:y="5.75cm">
          <text:p text:style-name="P22"><text:span text:style-name="T1">code_version_id</text:span></text:p>
          <text:p text:style-name="P22"><text:span text:style-name="T1">from_code_version_id</text:span></text:p>
          <text:p text:style-name="P22"><text:span text:style-name="T1">version_label</text:span></text:p>
        </draw:rect>
        <draw:rect draw:style-name="gr27" draw:text-style-name="P4" draw:layer="layout" svg:width="5.07cm" svg:height="1cm" svg:x="15.745cm" svg:y="4.75cm">
          <text:p text:style-name="P23"><text:span text:style-name="T2">Code Version</text:span></text:p>
        </draw:rect>
        <draw:ellipse draw:style-name="gr28" draw:text-style-name="P3" xml:id="id114" draw:id="id114" draw:layer="layout" svg:width="0.261cm" svg:height="0.271cm" svg:x="12.019cm" svg:y="7.96cm">
          <text:p/>
        </draw:ellipse>
        <draw:connector draw:style-name="gr10" draw:text-style-name="P3" draw:layer="layout" draw:type="curve" svg:x1="12.28cm" svg:y1="8.095cm" svg:x2="15.745cm" svg:y2="6.65cm" draw:start-shape="id114" draw:start-glue-point="1" draw:end-shape="id115" svg:d="m12280 8095c2599 0 867-1445 3465-1445">
          <text:p/>
        </draw:connector>
        <draw:rect draw:style-name="gr1" draw:text-style-name="P2" draw:layer="layout" svg:width="3.712cm" svg:height="3.217cm" svg:x="23.225cm" svg:y="2cm">
          <text:p text:style-name="P1"><text:span text:style-name="T1">known_name_id</text:span></text:p>
          <text:p text:style-name="P1"><text:span text:style-name="T1">name_first</text:span></text:p>
          <text:p text:style-name="P1"><text:span text:style-name="T1">name_last</text:span></text:p>
          <text:p text:style-name="P1"><text:span text:style-name="T1">name_middle</text:span></text:p>
          <text:p text:style-name="P1"><text:span text:style-name="T1">birth_date</text:span></text:p>
          <text:p text:style-name="P1"><text:span text:style-name="T1">name_type</text:span></text:p>
        </draw:rect>
        <draw:rect draw:style-name="gr2" draw:text-style-name="P4" draw:layer="layout" svg:width="3.712cm" svg:height="1cm" svg:x="23.225cm" svg:y="1cm">
          <text:p text:style-name="P3"><text:span text:style-name="T2">Known Name</text:span></text:p>
        </draw:rect>
        <draw:frame draw:style-name="gr14" draw:text-style-name="P7" draw:layer="layout" svg:width="3.722cm" svg:height="1.159cm" svg:x="23.225cm" svg:y="5.217cm">
          <draw:text-box>
            <text:p><text:span text:style-name="T5">Holds names known to be invalid or to represent unnamed or test patients</text:span></text:p>
          </draw:text-box>
        </draw:frame>
        <draw:rect draw:style-name="gr26" draw:text-style-name="P2" draw:layer="layout" svg:width="5.07cm" svg:height="3.07cm" svg:x="8.26cm" svg:y="15.17cm">
          <text:p text:style-name="P22"><text:span text:style-name="T1">code_comment_id</text:span></text:p>
          <text:p text:style-name="P22"><text:span text:style-name="T1">next_code_comment_id</text:span></text:p>
          <text:p text:style-name="P22"><text:span text:style-name="T1">username</text:span></text:p>
          <text:p text:style-name="P22"><text:span text:style-name="T1">comment_text</text:span></text:p>
          <text:p text:style-name="P22"><text:span text:style-name="T1">change_summary</text:span></text:p>
        </draw:rect>
        <draw:rect draw:style-name="gr27" draw:text-style-name="P4" xml:id="id117" draw:id="id117" draw:layer="layout" svg:width="5.07cm" svg:height="1cm" svg:x="8.26cm" svg:y="14.17cm">
          <text:p text:style-name="P23"><text:span text:style-name="T2">Code Comment</text:span></text:p>
        </draw:rect>
        <draw:ellipse draw:style-name="gr28" draw:text-style-name="P3" xml:id="id116" draw:id="id116" draw:layer="layout" svg:width="0.261cm" svg:height="0.271cm" svg:x="13.189cm" svg:y="15.864cm">
          <text:p/>
        </draw:ellipse>
        <draw:connector draw:style-name="gr10" draw:text-style-name="P3" draw:layer="layout" draw:type="curve" svg:x1="13.45cm" svg:y1="15.999cm" svg:x2="13.33cm" svg:y2="14.67cm" draw:start-shape="id116" draw:start-glue-point="1" draw:end-shape="id117" svg:d="m13450 15999c751 0 811-1329-120-1329">
          <text:p/>
        </draw:connector>
        <draw:ellipse draw:style-name="gr28" draw:text-style-name="P3" xml:id="id118" draw:id="id118" draw:layer="layout" svg:width="0.261cm" svg:height="0.271cm" svg:x="8.11cm" svg:y="10.289cm">
          <text:p/>
        </draw:ellipse>
        <draw:connector draw:style-name="gr10" draw:text-style-name="P3" draw:layer="layout" draw:type="curve" svg:x1="8.11cm" svg:y1="10.424cm" svg:x2="8.26cm" svg:y2="14.67cm" draw:start-shape="id118" draw:start-glue-point="3" draw:end-shape="id117" draw:end-glue-point="3" svg:d="m8110 10424c-751 0-826 4246 150 4246">
          <text:p/>
        </draw:connector>
      </draw:page>
      <draw:page draw:name="page10"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20" draw:id="id120"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4" xml:id="id122" draw:id="id122" draw:layer="layout" svg:width="4.1cm" svg:height="1cm" svg:x="8.8cm" svg:y="7.4cm">
          <text:p text:style-name="P3"><text:span text:style-name="T2">Vaccine CVX</text:span></text:p>
        </draw:rect>
        <draw:rect draw:style-name="gr1" draw:text-style-name="P2" draw:layer="layout" svg:width="4.1cm" svg:height="3.7cm" svg:x="22.8cm" svg:y="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9">comment_code_id</text:span></text:p>
        </draw:rect>
        <draw:rect draw:style-name="gr2" draw:text-style-name="P4" xml:id="id125" draw:id="id125" draw:layer="layout" svg:width="4.1cm" svg:height="1cm" svg:x="22.8cm" svg:y="1cm">
          <text:p text:style-name="P3"><text:span text:style-name="T2">Vaccine MVX</text:span></text:p>
        </draw:rect>
        <draw:rect draw:style-name="gr1" draw:text-style-name="P2" draw:layer="layout" svg:width="4.6cm" svg:height="2.4cm" svg:x="8.2cm" svg:y="2.2cm">
          <text:p text:style-name="P1"><text:span text:style-name="T1">cvx_group_id</text:span></text:p>
          <text:p text:style-name="P1"><text:span text:style-name="T1">code_version_id</text:span></text:p>
          <text:p text:style-name="P1"><text:span text:style-name="T1">group_id</text:span></text:p>
          <text:p text:style-name="P1"><text:span text:style-name="T1">cvx_id</text:span></text:p>
          <text:p text:style-name="P1"><text:span text:style-name="T19">comment_code_id</text:span></text:p>
        </draw:rect>
        <draw:rect draw:style-name="gr2" draw:text-style-name="P4" draw:layer="layout" svg:width="4.6cm" svg:height="1cm" svg:x="8.2cm" svg:y="1.2cm">
          <text:p text:style-name="P3"><text:span text:style-name="T2">Vaccine CVX Group</text:span></text:p>
        </draw:rect>
        <draw:ellipse draw:style-name="gr11" draw:text-style-name="P3" xml:id="id119" draw:id="id119" draw:layer="layout" svg:width="0.261cm" svg:height="0.271cm" svg:x="8.039cm" svg:y="2.9cm">
          <text:p/>
        </draw:ellipse>
        <draw:connector draw:style-name="gr10" draw:text-style-name="P3" draw:layer="layout" draw:type="curve" svg:x1="8.039cm" svg:y1="3.035cm" svg:x2="5.1cm" svg:y2="3.1cm" draw:start-shape="id119" draw:start-glue-point="3" draw:end-shape="id120" draw:end-glue-point="1" svg:d="m8039 3035c-2203 0-734 65-2939 65">
          <text:p/>
        </draw:connector>
        <draw:connector draw:style-name="gr10" draw:text-style-name="P3" draw:layer="layout" draw:type="curve" svg:x1="8.1cm" svg:y1="3.535cm" svg:x2="8.8cm" svg:y2="7.9cm" draw:start-shape="id121" draw:start-glue-point="3" draw:end-shape="id122" draw:end-glue-point="3" svg:d="m8100 3535c-751 0-1101 4365 700 4365">
          <text:p/>
        </draw:connector>
        <draw:ellipse draw:style-name="gr11" draw:text-style-name="P3" xml:id="id121" draw:id="id121" draw:layer="layout" svg:width="0.261cm" svg:height="0.271cm" svg:x="8.1cm" svg:y="3.4cm">
          <text:p/>
        </draw:ellipse>
        <draw:rect draw:style-name="gr1" draw:text-style-name="P2" draw:layer="layout" svg:width="4.1cm" svg:height="5.4cm" svg:x="17.1cm" svg:y="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9">comment_code_id</text:span></text:p>
        </draw:rect>
        <draw:rect draw:style-name="gr2" draw:text-style-name="P4" draw:layer="layout" svg:width="4.1cm" svg:height="1cm" svg:x="17.1cm" svg:y="1cm">
          <text:p text:style-name="P3"><text:span text:style-name="T2">Vaccine Product</text:span></text:p>
        </draw:rect>
        <draw:ellipse draw:style-name="gr11" draw:text-style-name="P3" xml:id="id123" draw:id="id123" draw:layer="layout" svg:width="0.261cm" svg:height="0.271cm" svg:x="16.939cm" svg:y="3.629cm">
          <text:p/>
        </draw:ellipse>
        <draw:connector draw:style-name="gr10" draw:text-style-name="P3" draw:layer="layout" draw:type="curve" svg:x1="16.939cm" svg:y1="3.764cm" svg:x2="12.9cm" svg:y2="7.9cm" draw:start-shape="id123" draw:start-glue-point="3" draw:end-shape="id122" svg:d="m16939 3764c-3028 0-1009 4136-4039 4136">
          <text:p/>
        </draw:connector>
        <draw:connector draw:style-name="gr10" draw:text-style-name="P3" draw:layer="layout" draw:type="curve" svg:x1="19.653cm" svg:y1="4.235cm" svg:x2="22.8cm" svg:y2="1.5cm" draw:start-shape="id124" draw:start-glue-point="1" draw:end-shape="id125" draw:end-glue-point="3" svg:d="m19653 4235c2361 0 788-2735 3147-2735">
          <text:p/>
        </draw:connector>
        <draw:ellipse draw:style-name="gr11" draw:text-style-name="P3" xml:id="id124" draw:id="id124" draw:layer="layout" svg:width="0.261cm" svg:height="0.271cm" svg:x="19.392cm" svg:y="4.1cm">
          <text:p/>
        </draw:ellipse>
        <draw:rect draw:style-name="gr1" draw:text-style-name="P2" draw:layer="layout" svg:width="4.1cm" svg:height="4.8cm" svg:x="22.846cm" svg:y="8.321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text:p text:style-name="P1"><text:span text:style-name="T19">comment_code_id</text:span></text:p>
        </draw:rect>
        <draw:rect draw:style-name="gr2" draw:text-style-name="P4" draw:layer="layout" svg:width="4.1cm" svg:height="1cm" svg:x="22.846cm" svg:y="7.321cm">
          <text:p text:style-name="P3"><text:span text:style-name="T2">Vaccine CPT</text:span></text:p>
        </draw:rect>
        <draw:ellipse draw:style-name="gr11" draw:text-style-name="P3" xml:id="id126" draw:id="id126" draw:layer="layout" svg:width="0.261cm" svg:height="0.271cm" svg:x="22.685cm" svg:y="11.85cm">
          <text:p/>
        </draw:ellipse>
        <draw:connector draw:style-name="gr10" draw:text-style-name="P3" draw:layer="layout" draw:type="curve" svg:x1="22.685cm" svg:y1="11.985cm" svg:x2="12.9cm" svg:y2="7.9cm" draw:start-shape="id126" draw:start-glue-point="3" draw:end-shape="id122" svg:d="m22685 11985c-7338 0-2446-4085-9785-4085">
          <text:p/>
        </draw:connector>
        <draw:frame draw:style-name="gr3" draw:layer="layout" svg:width="3.956cm" svg:height="1.675cm" svg:x="3.444cm" svg:y="18.91cm">
          <draw:text-box>
            <text:p>Vaccination </text:p>
            <text:p>Master Data</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xml:id="id131" draw:id="id131" draw:layer="layout" svg:width="4.106cm" svg:height="0.841cm" svg:x="8.8cm" svg:y="12.39cm">
          <draw:text-box>
            <text:p><text:span text:style-name="T5">A vaccine code as defined by the CDC.</text:span></text:p>
          </draw:text-box>
        </draw:frame>
        <draw:frame draw:style-name="gr14" draw:text-style-name="P7" draw:layer="layout" svg:width="4.106cm" svg:height="0.841cm" svg:x="22.794cm" svg:y="5.7cm">
          <draw:text-box>
            <text:p><text:span text:style-name="T5">A manufacturer code assigned by the CDC.</text:span></text:p>
          </draw:text-box>
        </draw:frame>
        <draw:frame draw:style-name="gr14" draw:text-style-name="P7" draw:layer="layout" svg:width="4.088cm" svg:height="1.159cm" svg:x="22.846cm" svg:y="13.121cm">
          <draw:text-box>
            <text:p><text:span text:style-name="T5">A common procedural term code. Deprecated in favor of CVX. </text:span></text:p>
          </draw:text-box>
        </draw:frame>
        <draw:frame draw:style-name="gr14" draw:text-style-name="P7" draw:layer="layout" svg:width="4.106cm" svg:height="1.159cm" svg:x="17.094cm" svg:y="7.4cm">
          <draw:text-box>
            <text:p><text:span text:style-name="T5">A vaccine manufactured and sold, a combination of the MVX and CVX codes. </text:span></text:p>
          </draw:text-box>
        </draw:frame>
        <draw:frame draw:style-name="gr14" draw:text-style-name="P7" draw:layer="layout" svg:width="4.606cm" svg:height="1.477cm" svg:x="8.2cm" svg:y="4.6cm">
          <draw:text-box>
            <text:p><text:span text:style-name="T5">A Vaccine CVX assigned to a Vaccine group. A specific vaccine can belong to more than one vaccine group.</text:span></text:p>
          </draw:text-box>
        </draw:frame>
        <draw:custom-shape draw:style-name="gr6" draw:text-style-name="P9" draw:layer="layout" svg:width="2.164cm" svg:height="1.685cm" svg:x="0.976cm" svg:y="18.881cm">
          <text:p text:style-name="P8">V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27" draw:id="id127" draw:layer="layout" svg:width="4.445cm" svg:height="0.5cm" svg:x="2.905cm" svg:y="10.06cm">
          <text:p text:style-name="P3"><text:span text:style-name="T11">Batch Vaccine CVX - B5</text:span></text:p>
        </draw:rect>
        <draw:connector draw:style-name="gr10" draw:text-style-name="P3" draw:layer="layout" draw:type="curve" svg:x1="7.35cm" svg:y1="10.31cm" svg:x2="8.8cm" svg:y2="10.415cm" draw:start-shape="id127" draw:start-glue-point="1" draw:end-shape="id128" draw:end-glue-point="3" svg:d="m7350 10310c1087 0 363 105 1450 105">
          <text:p/>
        </draw:connector>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8</text:span></text:p>
          </draw:text-box>
        </draw:frame>
        <draw:rect draw:style-name="gr27" draw:text-style-name="P4" draw:layer="layout" svg:width="4.445cm" svg:height="1cm" svg:x="11.72cm" svg:y="14.565cm">
          <text:p text:style-name="P3"><text:span text:style-name="T2">Vaccine CVX Admin</text:span></text:p>
        </draw:rect>
        <draw:frame draw:style-name="gr14" draw:text-style-name="P7" draw:layer="layout" svg:width="4.445cm" svg:height="0.841cm" svg:x="11.72cm" svg:y="19.645cm">
          <draw:text-box>
            <text:p><text:span text:style-name="T5">Vaccines that can be or have been administered in the US.</text:span></text:p>
          </draw:text-box>
        </draw:frame>
        <draw:rect draw:style-name="gr26" draw:text-style-name="P2" draw:layer="layout" svg:width="4.1cm" svg:height="4.3cm" svg:x="17.935cm" svg:y="13.735cm">
          <text:p text:style-name="P1"><text:span text:style-name="T1">cvx_hist_id</text:span></text:p>
          <text:p text:style-name="P1"><text:span text:style-name="T1">cvx_id</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draw:rect>
        <draw:rect draw:style-name="gr27" draw:text-style-name="P4" draw:layer="layout" svg:width="4.1cm" svg:height="1cm" svg:x="17.935cm" svg:y="12.735cm">
          <text:p text:style-name="P3"><text:span text:style-name="T2">Vaccine CVX Hist</text:span></text:p>
        </draw:rect>
        <draw:frame draw:style-name="gr14" draw:text-style-name="P7" draw:layer="layout" svg:width="4.106cm" svg:height="0.841cm" svg:x="17.935cm" svg:y="18.035cm">
          <draw:text-box>
            <text:p><text:span text:style-name="T5">A vaccine that can be reported as having been given</text:span></text:p>
          </draw:text-box>
        </draw:frame>
        <draw:rect draw:style-name="gr1" draw:text-style-name="P2" xml:id="id128" draw:id="id128" draw:layer="layout" svg:width="4.1cm" svg:height="4.03cm" svg:x="8.8cm" svg:y="8.4cm">
          <text:p text:style-name="P1"><text:span text:style-name="T1">cvx_id</text:span></text:p>
          <text:p text:style-name="P1"><text:span text:style-name="T1">cvx_code</text:span></text:p>
          <text:p text:style-name="P1"><text:span text:style-name="T1">cvx_label</text:span></text:p>
          <text:p text:style-name="P1"><text:span text:style-name="T1">concept_type</text:span></text:p>
          <text:p text:style-name="P1"><text:span text:style-name="T1"/></text:p>
          <text:p text:style-name="P1"><text:span text:style-name="T1"/></text:p>
          <text:p text:style-name="P1"><text:span text:style-name="T1"/></text:p>
          <text:p text:style-name="P1"><text:span text:style-name="T19">comment_code_id</text:span></text:p>
        </draw:rect>
        <draw:custom-shape draw:style-name="gr9" draw:text-style-name="P12" draw:layer="layout" svg:width="3cm" svg:height="1.184cm" svg:x="9.39cm" svg:y="10.541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6" draw:text-style-name="P2" draw:layer="layout" svg:width="4.445cm" svg:height="4.08cm" svg:x="11.72cm" svg:y="15.565cm">
          <text:p text:style-name="P1"><text:span text:style-name="T1">cvx_admin_id</text:span></text:p>
          <text:p text:style-name="P1"><text:span text:style-name="T1">cvx_id</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draw:rect>
        <draw:ellipse draw:style-name="gr28" draw:text-style-name="P3" xml:id="id129" draw:id="id129" draw:layer="layout" svg:width="0.261cm" svg:height="0.271cm" svg:x="17.809cm" svg:y="14.409cm">
          <text:p/>
        </draw:ellipse>
        <draw:connector draw:style-name="gr10" draw:text-style-name="P3" draw:layer="layout" draw:type="curve" svg:x1="17.809cm" svg:y1="14.544cm" svg:x2="12.9cm" svg:y2="10.415cm" draw:start-shape="id129" draw:start-glue-point="3" draw:end-shape="id128" svg:d="m17809 14544c-3681 0-1227-4129-4909-4129">
          <text:p/>
        </draw:connector>
        <draw:ellipse draw:style-name="gr28" draw:text-style-name="P3" xml:id="id130" draw:id="id130" draw:layer="layout" svg:width="0.261cm" svg:height="0.271cm" svg:x="11.609cm" svg:y="16.293cm">
          <text:p/>
        </draw:ellipse>
        <draw:connector draw:style-name="gr10" draw:text-style-name="P3" draw:layer="layout" draw:type="curve" svg:x1="11.609cm" svg:y1="16.428cm" svg:x2="10.853cm" svg:y2="13.231cm" draw:start-shape="id130" draw:start-glue-point="3" draw:end-shape="id131" draw:end-glue-point="2" svg:d="m11609 16428c-504 0-756-1065-756-3197">
          <text:p/>
        </draw:connector>
      </draw:page>
      <draw:page draw:name="page11"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33" draw:id="id133"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35" draw:id="id135"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132" draw:id="id132" draw:layer="layout" svg:width="0.261cm" svg:height="0.271cm" svg:x="7.639cm" svg:y="7.501cm">
          <text:p/>
        </draw:ellipse>
        <draw:connector draw:style-name="gr10" draw:text-style-name="P3" draw:layer="layout" draw:type="curve" svg:x1="7.639cm" svg:y1="7.636cm" svg:x2="5.7cm" svg:y2="7.3cm" draw:start-shape="id132" draw:start-glue-point="3" draw:end-shape="id133" draw:end-glue-point="1" svg:d="m7639 7636c-1453 0-484-336-1939-336">
          <text:p/>
        </draw:connector>
        <draw:ellipse draw:style-name="gr11" draw:text-style-name="P3" xml:id="id136" draw:id="id136" draw:layer="layout" svg:width="0.261cm" svg:height="0.271cm" svg:x="15.178cm" svg:y="10.929cm">
          <text:p/>
        </draw:ellipse>
        <draw:connector draw:style-name="gr10" draw:text-style-name="P3" draw:layer="layout" draw:type="curve" svg:x1="15.239cm" svg:y1="3.364cm" svg:x2="11.5cm" svg:y2="6.3cm" draw:start-shape="id134" draw:start-glue-point="3" draw:end-shape="id135"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34" draw:id="id134" draw:layer="layout" svg:width="0.261cm" svg:height="0.271cm" svg:x="15.239cm" svg:y="3.229cm">
          <text:p/>
        </draw:ellipse>
        <draw:connector draw:style-name="gr10" draw:text-style-name="P3" draw:layer="layout" draw:type="curve" svg:x1="15.178cm" svg:y1="11.064cm" svg:x2="11.5cm" svg:y2="6.3cm" draw:start-shape="id136" draw:start-glue-point="3" draw:end-shape="id135" svg:d="m15178 11064c-2758 0-920-4764-3678-4764">
          <text:p/>
        </draw:connector>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9"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69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4DT23H30M25S</meta:editing-duration>
    <meta:editing-cycles>64</meta:editing-cycles>
    <meta:generator>OpenOffice.org/3.4.1$Win32 OpenOffice.org_project/341m1$Build-9593</meta:generator>
    <dc:date>2014-01-30T19:54:27.59</dc:date>
    <dc:creator>Nathan Bunker</dc:creator>
    <meta:printed-by>Nathan Bunker</meta:printed-by>
    <meta:print-date>2013-08-14T07:48:17.29</meta:print-date>
    <meta:document-statistic meta:object-count="452"/>
  </office:meta>
</office:document-meta>
</file>